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heinhardt" svg:font-family="theinhardt"/>
    <style:font-face style:name="AMGDT" svg:font-family="AMGDT" style:font-pitch="variable"/>
    <style:font-face style:name="Adobe Devanagari" svg:font-family="'Adobe Devanagari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tifakt Element" svg:font-family="'Artifakt Element'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ambria" fo:font-size="12pt" officeooo:rsid="000123a0" officeooo:paragraph-rsid="000123a0" style:font-size-asian="12pt" style:font-size-complex="12pt"/>
    </style:style>
    <style:style style:name="P2" style:family="paragraph" style:parent-style-name="Standard">
      <style:text-properties fo:color="#000000" style:font-name="Cambria" fo:font-size="12pt" officeooo:paragraph-rsid="000123a0" style:font-size-asian="12pt" style:font-size-complex="12pt"/>
    </style:style>
    <style:style style:name="T1" style:family="text">
      <style:text-properties officeooo:rsid="000123a0"/>
    </style:style>
    <style:style style:name="T2" style:family="text">
      <style:text-properties officeooo:rsid="00021d8b"/>
    </style:style>
    <style:style style:name="T3" style:family="text">
      <style:text-properties fo:font-variant="normal" fo:text-transform="none" fo:color="#333333" style:font-name="theinhardt" fo:font-size="9.60000038146973pt" fo:letter-spacing="normal" fo:font-style="normal" fo:font-weight="normal"/>
    </style:style>
    <style:style style:name="T4" style:family="text">
      <style:text-properties fo:font-variant="normal" fo:text-transform="none" fo:color="#333333" style:font-name="theinhardt" fo:font-size="9.60000038146973pt" fo:letter-spacing="normal" fo:font-style="normal" fo:font-weight="normal" officeooo:rsid="00021d8b"/>
    </style:style>
    <style:style style:name="T5" style:family="text">
      <style:text-properties fo:font-variant="normal" fo:text-transform="none" fo:color="#333333" style:font-name="theinhardt" fo:font-size="9.60000038146973pt" fo:letter-spacing="normal" fo:font-style="normal" fo:font-weight="normal" officeooo:rsid="000123a0"/>
    </style:style>
    <style:style style:name="T6" style:family="text">
      <style:text-properties fo:font-variant="normal" fo:text-transform="none" fo:color="#333333" fo:font-size="9.60000038146973pt" fo:letter-spacing="normal" fo:font-style="normal" fo:font-weight="normal" officeooo:rsid="000123a0"/>
    </style:style>
    <style:style style:name="T7" style:family="text">
      <style:text-properties fo:font-variant="normal" fo:text-transform="none" fo:color="#333333" fo:font-size="9.60000038146973pt" fo:letter-spacing="normal" fo:font-style="normal" fo:font-weight="normal" officeooo:rsid="00021d8b"/>
    </style:style>
    <style:style style:name="T8" style:family="text">
      <style:text-properties fo:font-variant="normal" fo:text-transform="none" fo:color="#333333" fo:letter-spacing="normal" fo:font-style="normal" fo:font-weight="normal" officeooo:rsid="000123a0"/>
    </style:style>
    <style:style style:name="T9" style:family="text">
      <style:text-properties fo:font-variant="normal" fo:text-transform="none" fo:color="#333333" fo:letter-spacing="normal" fo:font-style="normal" fo:font-weight="normal" officeooo:rsid="00021d8b"/>
    </style:style>
    <style:style style:name="T10" style:family="text">
      <style:text-properties fo:font-variant="normal" fo:text-transform="none" fo:letter-spacing="normal" fo:font-style="normal" fo:font-weight="normal" officeooo:rsid="000123a0"/>
    </style:style>
    <style:style style:name="T11" style:family="text">
      <style:text-properties fo:font-variant="normal" fo:text-transform="none" fo:letter-spacing="normal" fo:font-style="normal" fo:font-weight="normal" officeooo:rsid="00021d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ders realizados durante el curso de Visualización Arquitectónica impartida por CIFO Hospitalet.</text:p>
      <text:p text:style-name="P2"><text:span text:style-name="T1">mayo-julio 2022 </text:span></text:p>
      <text:p text:style-name="P2"/>
      <text:p text:style-name="P1">Programas utilizados: Autocad, 3Ds Max (plugins Floor generator, Multitexture, Forest pack)<text:span text:style-name="T2">y V-ray,</text:span> Photoshop.</text:p>
      <text:p text:style-name="P1"/>
      <text:p text:style-name="P2"><text:span text:style-name="T1">Práctica de modelado poligonal y orgánico, <text:s/>iluminación, técnicas de postproducción en Photoshop. </text:span></text:p>
      <text:p text:style-name="P2"/>
      <text:p text:style-name="P2"><text:span text:style-name="T1">Práctica final, elección de la obra arquitectónica </text:span><text:span text:style-name="T10">High Desert Retreat d</text:span><text:span text:style-name="T11">iseñado por</text:span><text:span text:style-name="T10"> Aidlin Darling Design e</text:span><text:span text:style-name="T11">n el desierto de La Palma, </text:span><text:span text:style-name="T10">California. </text:span><text:span text:style-name="T11">Modelado completo en 3Ds Max <text:s/>y V-ray, postproducción en Photoshop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heinhardt" svg:font-family="theinhardt"/>
    <style:font-face style:name="AMGDT" svg:font-family="AMGDT" style:font-pitch="variable"/>
    <style:font-face style:name="Adobe Devanagari" svg:font-family="'Adobe Devanagari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tifakt Element" svg:font-family="'Artifakt Element'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2-09-23T12:56:00.122000000</dc:date>
    <meta:editing-duration>PT7M44S</meta:editing-duration>
    <meta:editing-cycles>1</meta:editing-cycles>
    <meta:document-statistic meta:table-count="0" meta:image-count="0" meta:object-count="0" meta:page-count="1" meta:paragraph-count="5" meta:word-count="71" meta:character-count="535" meta:non-whitespace-character-count="465"/>
  </office:meta>
</office:document-meta>
</file>